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215C98"/>
      <style:text-properties fo:color="#FFFFFF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215C98"/>
      <style:text-properties fo:color="#FFFFFF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4D93D9" style:repeat-content="false"/>
      <style:paragraph-properties fo:text-align="center"/>
      <style:text-properties fo:color="#FFFFFF"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B0F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B0F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B0F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B0F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215C98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fo:border="thin solid #000000" style:vertical-align="middle" fo:background-color="#215C98" style:repeat-content="false"/>
      <style:paragraph-properties fo:text-align="center"/>
      <style:text-properties fo:color="#FFFFFF" fo:font-size="14pt" style:font-size-asian="14pt" style:font-size-complex="14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23" style:family="table-cell" style:parent-style-name="Default" style:data-style-name="N0">
      <style:table-cell-properties style:vertical-align="automatic" fo:background-color="#215C98" style:repeat-content="false"/>
      <style:paragraph-properties fo:text-align="center"/>
      <style:text-properties fo:color="#FFFFFF" fo:font-size="16pt" style:font-size-asian="16pt" style:font-size-complex="16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23">
            <text:p>Requisito</text:p>
          </table:table-cell>
          <table:covered-table-cell table:number-columns-repeated="5"/>
          <table:table-cell office:value-type="string" table:number-columns-spanned="16" table:number-rows-spanned="1" table:style-name="ce23">
            <text:p>Descrição</text:p>
          </table:table-cell>
          <table:covered-table-cell table:number-columns-repeated="15"/>
          <table:table-cell office:value-type="string" table:number-columns-spanned="3" table:number-rows-spanned="1" table:style-name="ce23">
            <text:p>Classificação</text:p>
          </table:table-cell>
          <table:covered-table-cell table:number-columns-repeated="2"/>
          <table:table-cell office:value-type="string" table:number-columns-spanned="2" table:number-rows-spanned="1" table:style-name="ce23">
            <text:p>Tamanho</text:p>
          </table:table-cell>
          <table:covered-table-cell/>
          <table:table-cell office:value-type="string" table:number-columns-spanned="2" table:number-rows-spanned="1" table:style-name="ce23">
            <text:p>Tam(#)</text:p>
          </table:table-cell>
          <table:covered-table-cell/>
          <table:table-cell office:value-type="string" table:number-columns-spanned="2" table:number-rows-spanned="1" table:style-name="ce23">
            <text:p>Prioridade</text:p>
          </table:table-cell>
          <table:covered-table-cell/>
          <table:table-cell office:value-type="string" table:number-columns-spanned="2" table:number-rows-spanned="1" table:style-name="ce23">
            <text:p>Sprint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oletar dados do Arduino e inserir no MySQL (VMLinux)</text:p>
          </table:table-cell>
          <table:covered-table-cell table:number-columns-repeated="5"/>
          <table:table-cell office:value-type="string" table:number-columns-spanned="16" table:number-rows-spanned="1" table:style-name="ce4">
            <text:p>Programar o Arduino para capturar dados dos sensores e armazená-los em um banco MySQL rodando em uma máquina virtual Linux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Analisar Contextualização</text:p>
          </table:table-cell>
          <table:covered-table-cell table:number-columns-repeated="5"/>
          <table:table-cell office:value-type="string" table:number-columns-spanned="16" table:number-rows-spanned="1" table:style-name="ce4">
            <text:p>Estudar e definir o contexto do sistema, identificando o problema que ele resolve e o ambiente em que será aplicado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P</text:p>
          </table:table-cell>
          <table:covered-table-cell/>
          <table:table-cell office:value-type="float" office:value="5" table:number-columns-spanned="2" table:number-rows-spanned="1" table:style-name="ce4">
            <text:p>5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Atualizar Calculadora</text:p>
          </table:table-cell>
          <table:covered-table-cell table:number-columns-repeated="5"/>
          <table:table-cell office:value-type="string" table:number-columns-spanned="16" table:number-rows-spanned="1" table:style-name="ce4">
            <text:p>Revisar e melhorar a calculadora do sistema, adicionando novas funções ou corrigindo cálculos já existentes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Levantamento de Riscos</text:p>
          </table:table-cell>
          <table:covered-table-cell table:number-columns-repeated="5"/>
          <table:table-cell office:value-type="string" table:number-columns-spanned="16" table:number-rows-spanned="1" table:style-name="ce4">
            <text:p>Identificar possíveis riscos do projeto (técnicos, operacionais) e definir formas de mitigá-los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P</text:p>
          </table:table-cell>
          <table:covered-table-cell/>
          <table:table-cell office:value-type="float" office:value="5" table:number-columns-spanned="2" table:number-rows-spanned="1" table:style-name="ce4">
            <text:p>5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riar cadastro e login local</text:p>
          </table:table-cell>
          <table:covered-table-cell table:number-columns-repeated="5"/>
          <table:table-cell office:value-type="string" table:number-columns-spanned="16" table:number-rows-spanned="1" table:style-name="ce4">
            <text:p>Desenvolver sistema de autenticação simples (usuário/senha) armazenado localmente para validar<text:s/>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Desenvolver Diagrama de Solução</text:p>
          </table:table-cell>
          <table:covered-table-cell table:number-columns-repeated="5"/>
          <table:table-cell office:value-type="string" table:number-columns-spanned="16" table:number-rows-spanned="1" table:style-name="ce4">
            <text:p>Criar um diagrama arquitetural que mostre como os componentes do sistema se conectam e interagem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</text:p>
          </table:table-cell>
          <table:covered-table-cell/>
          <table:table-cell office:value-type="float" office:value="13" table:number-columns-spanned="2" table:number-rows-spanned="1" table:style-name="ce4">
            <text:p>1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Projetar modelagem lógica V1 - Banco de Dados</text:p>
          </table:table-cell>
          <table:covered-table-cell table:number-columns-repeated="5"/>
          <table:table-cell office:value-type="string" table:number-columns-spanned="16" table:number-rows-spanned="1" table:style-name="ce4">
            <text:p>Definir as tabelas, relacionamentos e atributos do banco de dados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Aplicar API Local/Sensor ao projeto</text:p>
          </table:table-cell>
          <table:covered-table-cell table:number-columns-repeated="5"/>
          <table:table-cell office:value-type="string" table:number-columns-spanned="16" table:number-rows-spanned="1" table:style-name="ce4">
            <text:p>Integrar a API que faz a comunicação entre o sensor (Arduino) e o sistema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G</text:p>
          </table:table-cell>
          <table:covered-table-cell/>
          <table:table-cell office:value-type="float" office:value="21" table:number-columns-spanned="2" table:number-rows-spanned="1" table:style-name="ce4">
            <text:p>21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Aprender a utilizar a API Local/Sensor</text:p>
          </table:table-cell>
          <table:covered-table-cell table:number-columns-repeated="5"/>
          <table:table-cell office:value-type="string" table:number-columns-spanned="16" table:number-rows-spanned="1" table:style-name="ce4">
            <text:p>Estudar o funcionamento da API do sensor e entender como consumir os dados corretamente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G</text:p>
          </table:table-cell>
          <table:covered-table-cell/>
          <table:table-cell office:value-type="float" office:value="21" table:number-columns-spanned="2" table:number-rows-spanned="1" table:style-name="ce4">
            <text:p>21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Instalar MySQL na Virtual Machine</text:p>
          </table:table-cell>
          <table:covered-table-cell table:number-columns-repeated="5"/>
          <table:table-cell office:value-type="string" table:number-columns-spanned="16" table:number-rows-spanned="1" table:style-name="ce4">
            <text:p>Configurar o banco de dados MySQL dentro da máquina virtual para persistência dos dados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PP</text:p>
          </table:table-cell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Documentação do Projeto</text:p>
          </table:table-cell>
          <table:covered-table-cell table:number-columns-repeated="5"/>
          <table:table-cell office:value-type="string" table:number-columns-spanned="16" table:number-rows-spanned="1" table:style-name="ce4">
            <text:p>Criar documentação clara sobre objetivos, requisitos, arquitetura e uso do sistema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</text:p>
          </table:table-cell>
          <table:covered-table-cell/>
          <table:table-cell office:value-type="float" office:value="13" table:number-columns-spanned="2" table:number-rows-spanned="1" table:style-name="ce4">
            <text:p>1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1" table:number-columns-spanned="2" table:number-rows-spanned="1" table:style-name="ce4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riar website institucional estático</text:p>
          </table:table-cell>
          <table:covered-table-cell table:number-columns-repeated="5"/>
          <table:table-cell office:value-type="string" table:number-columns-spanned="16" table:number-rows-spanned="1" table:style-name="ce4">
            <text:p>Desenvolver um site simples e estático para apresentar informações institucionais do projeto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</text:p>
          </table:table-cell>
          <table:covered-table-cell/>
          <table:table-cell office:value-type="float" office:value="13" table:number-columns-spanned="2" table:number-rows-spanned="1" table:style-name="ce4">
            <text:p>1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riar dashboard estática</text:p>
          </table:table-cell>
          <table:covered-table-cell table:number-columns-repeated="5"/>
          <table:table-cell office:value-type="string" table:number-columns-spanned="16" table:number-rows-spanned="1" table:style-name="ce4">
            <text:p>Montar um painel visual para exibir métricas e informações principais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G</text:p>
          </table:table-cell>
          <table:covered-table-cell/>
          <table:table-cell office:value-type="float" office:value="21" table:number-columns-spanned="2" table:number-rows-spanned="1" table:style-name="ce4">
            <text:p>21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Desenvolver Notificações e Alertas</text:p>
          </table:table-cell>
          <table:covered-table-cell table:number-columns-repeated="5"/>
          <table:table-cell office:value-type="string" table:number-columns-spanned="16" table:number-rows-spanned="1" table:style-name="ce4">
            <text:p>Implementar sistema que notifique ou alerte o usuário sobre eventos importantes do sistema.</text:p>
          </table:table-cell>
          <table:covered-table-cell table:number-columns-repeated="15"/>
          <table:table-cell office:value-type="string" table:number-columns-spanned="3" table:number-rows-spanned="1" table:style-name="ce4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4">
            <text:p>G<text:s/></text:p>
          </table:table-cell>
          <table:covered-table-cell/>
          <table:table-cell office:value-type="float" office:value="13" table:number-columns-spanned="2" table:number-rows-spanned="1" table:style-name="ce4">
            <text:p>1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adastro de Estoque</text:p>
          </table:table-cell>
          <table:covered-table-cell table:number-columns-repeated="5"/>
          <table:table-cell office:value-type="string" table:number-columns-spanned="16" table:number-rows-spanned="1" table:style-name="ce4">
            <text:p>Criar funcionalidade para registrar produtos e quantidades no estoque.</text:p>
          </table:table-cell>
          <table:covered-table-cell table:number-columns-repeated="15"/>
          <table:table-cell office:value-type="string" table:number-columns-spanned="3" table:number-rows-spanned="1" table:style-name="ce4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P</text:p>
          </table:table-cell>
          <table:covered-table-cell/>
          <table:table-cell office:value-type="float" office:value="5" table:number-columns-spanned="2" table:number-rows-spanned="1" table:style-name="ce4">
            <text:p>5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riar Tabelas</text:p>
          </table:table-cell>
          <table:covered-table-cell table:number-columns-repeated="5"/>
          <table:table-cell office:value-type="string" table:number-columns-spanned="16" table:number-rows-spanned="1" table:style-name="ce4">
            <text:p>Construir as tabelas no banco de dados de acordo com a modelagem definida.</text:p>
          </table:table-cell>
          <table:covered-table-cell table:number-columns-repeated="15"/>
          <table:table-cell office:value-type="string" table:number-columns-spanned="3" table:number-rows-spanned="1" table:style-name="ce4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repeated="2" table:style-name="ce1"/>
          <table:table-cell office:value-type="float" office:value="1" table:number-columns-spanned="2" table:number-rows-spanned="1" table:style-name="ce4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Implementar Site Institucional</text:p>
          </table:table-cell>
          <table:covered-table-cell table:number-columns-repeated="5"/>
          <table:table-cell office:value-type="string" table:number-columns-spanned="16" table:number-rows-spanned="1" table:style-name="ce4">
            <text:p>Colocar em prática o site institucional, aplicando layout <text:s/>e conteúdo.</text:p>
          </table:table-cell>
          <table:covered-table-cell table:number-columns-repeated="15"/>
          <table:table-cell office:value-type="string" table:number-columns-spanned="3" table:number-rows-spanned="1" table:style-name="ce4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<text:s/></text:p>
          </table:table-cell>
          <table:covered-table-cell/>
          <table:table-cell office:value-type="float" office:value="13" table:number-columns-spanned="2" table:number-rows-spanned="1" table:style-name="ce4">
            <text:p>1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Desenvolver Cadastro de clientes</text:p>
          </table:table-cell>
          <table:covered-table-cell table:number-columns-repeated="5"/>
          <table:table-cell office:value-type="string" table:number-columns-spanned="16" table:number-rows-spanned="1" table:style-name="ce4">
            <text:p>Criar formulário e banco para registrar clientes no sistema.</text:p>
          </table:table-cell>
          <table:covered-table-cell table:number-columns-repeated="15"/>
          <table:table-cell office:value-type="string" table:number-columns-spanned="3" table:number-rows-spanned="1" table:style-name="ce4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<text:s/></text:p>
          </table:table-cell>
          <table:covered-table-cell/>
          <table:table-cell office:value-type="float" office:value="13" table:number-columns-spanned="2" table:number-rows-spanned="1" table:style-name="ce4">
            <text:p>1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Desenvolver Tela de Login</text:p>
          </table:table-cell>
          <table:covered-table-cell table:number-columns-repeated="5"/>
          <table:table-cell office:value-type="string" table:number-columns-spanned="16" table:number-rows-spanned="1" table:style-name="ce4">
            <text:p>Criar interface gráfica para login de usuários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</text:p>
          </table:table-cell>
          <table:covered-table-cell/>
          <table:table-cell office:value-type="float" office:value="13" table:number-columns-spanned="2" table:number-rows-spanned="1" table:style-name="ce4">
            <text:p>1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Desenvolver Dashboard</text:p>
          </table:table-cell>
          <table:covered-table-cell table:number-columns-repeated="5"/>
          <table:table-cell office:value-type="string" table:number-columns-spanned="16" table:number-rows-spanned="1" table:style-name="ce4">
            <text:p>Implementar painel dinâmico para exibir dados do sistema em tempo real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G</text:p>
          </table:table-cell>
          <table:covered-table-cell/>
          <table:table-cell office:value-type="float" office:value="21" table:number-columns-spanned="2" table:number-rows-spanned="1" table:style-name="ce4">
            <text:p>21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Fazer protótipo do site Institucional</text:p>
          </table:table-cell>
          <table:covered-table-cell table:number-columns-repeated="5"/>
          <table:table-cell office:value-type="string" table:number-columns-spanned="16" table:number-rows-spanned="1" table:style-name="ce4">
            <text:p>Criar protótipo visual/navegável do site institucional antes da versão final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PP</text:p>
          </table:table-cell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hamadas de API endereço</text:p>
          </table:table-cell>
          <table:covered-table-cell table:number-columns-repeated="5"/>
          <table:table-cell office:value-type="string" table:number-columns-spanned="16" table:number-rows-spanned="1" table:style-name="ce4">
            <text:p>Integrar API para buscar e validar dados do sensor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G</text:p>
          </table:table-cell>
          <table:covered-table-cell/>
          <table:table-cell office:value-type="float" office:value="21" table:number-columns-spanned="2" table:number-rows-spanned="1" table:style-name="ce4">
            <text:p>21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hamada de API Banco</text:p>
          </table:table-cell>
          <table:covered-table-cell table:number-columns-repeated="5"/>
          <table:table-cell office:value-type="string" table:number-columns-spanned="16" table:number-rows-spanned="1" table:style-name="ce4">
            <text:p>Integrar API relacionada a banco de dados/armazenar os dados do sensor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G</text:p>
          </table:table-cell>
          <table:covered-table-cell/>
          <table:table-cell office:value-type="float" office:value="21" table:number-columns-spanned="2" table:number-rows-spanned="1" table:style-name="ce4">
            <text:p>21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Registrar dados do sensor no BD</text:p>
          </table:table-cell>
          <table:covered-table-cell table:number-columns-repeated="5"/>
          <table:table-cell office:value-type="string" table:number-columns-spanned="16" table:number-rows-spanned="1" table:style-name="ce4">
            <text:p>Gravar automaticamente no banco de dados todas as informações coletadas pelos sensores do Arduino.</text:p>
          </table:table-cell>
          <table:covered-table-cell table:number-columns-repeated="15"/>
          <table:table-cell office:value-type="string" table:number-columns-spanned="3" table:number-rows-spanned="1" table:style-name="ce4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Atualização de dados</text:p>
          </table:table-cell>
          <table:covered-table-cell table:number-columns-repeated="5"/>
          <table:table-cell office:value-type="string" table:number-columns-spanned="16" table:number-rows-spanned="1" table:style-name="ce4">
            <text:p>Permitir a modificação e atualização de registros existentes no banco de dados de forma eficiente.</text:p>
          </table:table-cell>
          <table:covered-table-cell table:number-columns-repeated="15"/>
          <table:table-cell office:value-type="string" table:number-columns-spanned="3" table:number-rows-spanned="1" table:style-name="ce21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4">
            <text:p>G</text:p>
          </table:table-cell>
          <table:covered-table-cell/>
          <table:table-cell office:value-type="float" office:value="13" table:number-columns-spanned="2" table:number-rows-spanned="1" table:style-name="ce4">
            <text:p>1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Recuperação de senha</text:p>
          </table:table-cell>
          <table:covered-table-cell table:number-columns-repeated="5"/>
          <table:table-cell office:value-type="string" table:number-columns-spanned="16" table:number-rows-spanned="1" table:style-name="ce4">
            <text:p>Implementar mecanismo que possibilite ao usuário redefinir a senha em caso de esquecimento, via e-mail ou outro método seguro.</text:p>
          </table:table-cell>
          <table:covered-table-cell table:number-columns-repeated="15"/>
          <table:table-cell office:value-type="string" table:number-columns-spanned="3" table:number-rows-spanned="1" table:style-name="ce21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4">
            <text:p>G</text:p>
          </table:table-cell>
          <table:covered-table-cell/>
          <table:table-cell office:value-type="float" office:value="13" table:number-columns-spanned="2" table:number-rows-spanned="1" table:style-name="ce4">
            <text:p>1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alculadora Financeira</text:p>
          </table:table-cell>
          <table:covered-table-cell table:number-columns-repeated="5"/>
          <table:table-cell office:value-type="string" table:number-columns-spanned="16" table:number-rows-spanned="1" table:style-name="ce4">
            <text:p>Disponibilizar ferramenta de cálculo financeiro integrada ao sistema para apoiar decisões e análises</text:p>
          </table:table-cell>
          <table:covered-table-cell table:number-columns-repeated="15"/>
          <table:table-cell office:value-type="string" table:number-columns-spanned="3" table:number-rows-spanned="1" table:style-name="ce21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1" table:number-columns-spanned="2" table:number-rows-spanned="1" table:style-name="ce4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Tratamento de dados sensiveis</text:p>
          </table:table-cell>
          <table:covered-table-cell table:number-columns-repeated="5"/>
          <table:table-cell office:value-type="string" table:number-columns-spanned="16" table:number-rows-spanned="1" table:style-name="ce4">
            <text:p>Aplicar técnicas de proteção e anonimização de dados pessoais e confidenciais, garantindo segurança e conformidade legal.</text:p>
          </table:table-cell>
          <table:covered-table-cell table:number-columns-repeated="15"/>
          <table:table-cell office:value-type="string" table:number-columns-spanned="3" table:number-rows-spanned="1" table:style-name="ce21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4">
            <text:p>P</text:p>
          </table:table-cell>
          <table:covered-table-cell/>
          <table:table-cell office:value-type="float" office:value="5" table:number-columns-spanned="2" table:number-rows-spanned="1" table:style-name="ce4">
            <text:p>5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Senha forte</text:p>
          </table:table-cell>
          <table:covered-table-cell table:number-columns-repeated="5"/>
          <table:table-cell office:value-type="string" table:number-columns-spanned="16" table:number-rows-spanned="1" table:style-name="ce4">
            <text:p>Criar validação para garantir que as senhas sigam padrões de segurança, incluindo comprimento mínimo e uso de caracteres especiais.</text:p>
          </table:table-cell>
          <table:covered-table-cell table:number-columns-repeated="15"/>
          <table:table-cell office:value-type="string" table:number-columns-spanned="3" table:number-rows-spanned="1" table:style-name="ce21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4">
            <text:p>P</text:p>
          </table:table-cell>
          <table:covered-table-cell/>
          <table:table-cell office:value-type="float" office:value="5" table:number-columns-spanned="2" table:number-rows-spanned="1" table:style-name="ce4">
            <text:p>5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onfirmação de senha</text:p>
          </table:table-cell>
          <table:covered-table-cell table:number-columns-repeated="5"/>
          <table:table-cell office:value-type="string" table:number-columns-spanned="16" table:number-rows-spanned="1" table:style-name="ce4">
            <text:p>Adicionar campo de confirmação de senha durante o cadastro para evitar erros de digitação.</text:p>
          </table:table-cell>
          <table:covered-table-cell table:number-columns-repeated="15"/>
          <table:table-cell office:value-type="string" table:number-columns-spanned="3" table:number-rows-spanned="1" table:style-name="ce21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4">
            <text:p>PP</text:p>
          </table:table-cell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riptografia de senha</text:p>
          </table:table-cell>
          <table:covered-table-cell table:number-columns-repeated="5"/>
          <table:table-cell office:value-type="string" table:number-columns-spanned="16" table:number-rows-spanned="1" table:style-name="ce4">
            <text:p>Armazenar senhas de usuários no banco de dados utilizando algoritmos de criptografia/Hash</text:p>
          </table:table-cell>
          <table:covered-table-cell table:number-columns-repeated="15"/>
          <table:table-cell office:value-type="string" table:number-columns-spanned="3" table:number-rows-spanned="1" table:style-name="ce21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Programar Placa Arduino unoR3</text:p>
          </table:table-cell>
          <table:covered-table-cell table:number-columns-repeated="5"/>
          <table:table-cell office:value-type="string" table:number-columns-spanned="16" table:number-rows-spanned="1" table:style-name="ce4">
            <text:p>Desenvolver código para coletar dados de sensores conectados à placa Arduino UNO R3 e integrá-los ao sistema.</text:p>
          </table:table-cell>
          <table:covered-table-cell table:number-columns-repeated="15"/>
          <table:table-cell office:value-type="string" table:number-columns-spanned="3" table:number-rows-spanned="1" table:style-name="ce21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1" table:number-columns-spanned="2" table:number-rows-spanned="1" table:style-name="ce4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Consulta de nivel de estoque</text:p>
          </table:table-cell>
          <table:covered-table-cell table:number-columns-repeated="5"/>
          <table:table-cell office:value-type="string" table:number-columns-spanned="16" table:number-rows-spanned="1" table:style-name="ce4">
            <text:p>Implementar funcionalidade que permita ao usuário verificar em tempo real o nivel de seu estoque.</text:p>
          </table:table-cell>
          <table:covered-table-cell table:number-columns-repeated="15"/>
          <table:table-cell office:value-type="string" table:number-columns-spanned="3" table:number-rows-spanned="1" table:style-name="ce21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Acessibilidade no site</text:p>
          </table:table-cell>
          <table:covered-table-cell table:number-columns-repeated="5"/>
          <table:table-cell office:value-type="string" table:number-columns-spanned="16" table:number-rows-spanned="1" table:style-name="ce4">
            <text:p>Garantir que o site seja acessível para pessoas com deficiência, seguindo boas práticas de usabilidade e normas de acessibilidade digital.</text:p>
          </table:table-cell>
          <table:covered-table-cell table:number-columns-repeated="15"/>
          <table:table-cell office:value-type="string" table:number-columns-spanned="3" table:number-rows-spanned="1" table:style-name="ce21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Tempo de atualização</text:p>
          </table:table-cell>
          <table:covered-table-cell table:number-columns-repeated="5"/>
          <table:table-cell office:value-type="string" table:number-columns-spanned="16" table:number-rows-spanned="1" table:style-name="ce4">
            <text:p>Configurar intervalo de atualização automática para que os dados exibidos na dashboard ou no sistema estejam sempre atualizados.</text:p>
          </table:table-cell>
          <table:covered-table-cell table:number-columns-repeated="15"/>
          <table:table-cell office:value-type="string" table:number-columns-spanned="3" table:number-rows-spanned="1" table:style-name="ce21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4">
            <text:p>GG</text:p>
          </table:table-cell>
          <table:covered-table-cell/>
          <table:table-cell office:value-type="float" office:value="21" table:number-columns-spanned="2" table:number-rows-spanned="1" table:style-name="ce4">
            <text:p>21</text:p>
          </table:table-cell>
          <table:covered-table-cell/>
          <table:table-cell table:number-columns-spanned="2" table:number-rows-spanned="1" table:style-name="ce4"/>
          <table:covered-table-cell/>
          <table:table-cell office:value-type="float" office:value="3" table:number-columns-spanned="2" table:number-rows-spanned="1" table:style-name="ce4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Aprimorar script SQL local</text:p>
          </table:table-cell>
          <table:covered-table-cell table:number-columns-repeated="5"/>
          <table:table-cell office:value-type="string" table:number-columns-spanned="16" table:number-rows-spanned="1" table:style-name="ce22">
            <text:p>Melhorar scripts SQL utilizados localmente, otimizando consultas, inserções e manutenções no banco de dados.</text:p>
          </table:table-cell>
          <table:covered-table-cell table:number-columns-repeated="15"/>
          <table:table-cell office:value-type="string" table:number-columns-spanned="3" table:number-rows-spanned="1" table:style-name="ce21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4">
            <text:p>M</text:p>
          </table:table-cell>
          <table:covered-table-cell/>
          <table:table-cell office:value-type="float" office:value="8" table:number-columns-spanned="2" table:number-rows-spanned="1" table:style-name="ce4">
            <text:p>8</text:p>
          </table:table-cell>
          <table:covered-table-cell/>
          <table:table-cell table:number-columns-repeated="2" table:style-name="ce1"/>
          <table:table-cell office:value-type="float" office:value="2" table:number-columns-spanned="2" table:number-rows-spanned="1" table:style-name="ce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4">
            <text:p>Analisar requisitos</text:p>
          </table:table-cell>
          <table:covered-table-cell table:number-columns-repeated="5"/>
          <table:table-cell office:value-type="string" table:number-columns-spanned="16" table:number-rows-spanned="1" table:style-name="ce4">
            <text:p>Levantar, detalhar e documentar requisitos funcionais para orientar o desenvolvimento do sistema.</text:p>
          </table:table-cell>
          <table:covered-table-cell table:number-columns-repeated="15"/>
          <table:table-cell office:value-type="string" table:number-columns-spanned="3" table:number-rows-spanned="1" table:style-name="ce21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4">
            <text:p>G</text:p>
          </table:table-cell>
          <table:covered-table-cell/>
          <table:table-cell office:value-type="float" office:value="13" table:number-columns-spanned="2" table:number-rows-spanned="1" table:style-name="ce4">
            <text:p>13</text:p>
          </table:table-cell>
          <table:covered-table-cell/>
          <table:table-cell table:number-columns-repeated="2" table:style-name="ce1"/>
          <table:table-cell office:value-type="float" office:value="1" table:number-columns-spanned="2" table:number-rows-spanned="1" table:style-name="ce4">
            <text:p>1</text:p>
          </table:table-cell>
          <table:covered-table-cell/>
          <table:table-cell table:number-columns-repeated="16351"/>
        </table:table-row>
        <table:table-row table:style-name="ro1">
          <table:table-cell table:number-columns-spanned="6" table:number-rows-spanned="1" table:style-name="ce4"/>
          <table:covered-table-cell table:number-columns-repeated="5"/>
          <table:table-cell table:number-columns-spanned="16" table:number-rows-spanned="1" table:style-name="ce4"/>
          <table:covered-table-cell table:number-columns-repeated="15"/>
          <table:table-cell table:number-columns-spanned="3" table:number-rows-spanned="1" table:style-name="ce4"/>
          <table:covered-table-cell table:number-columns-repeated="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51"/>
        </table:table-row>
        <table:table-row table:style-name="ro1">
          <table:table-cell table:number-columns-spanned="6" table:number-rows-spanned="1" table:style-name="ce4"/>
          <table:covered-table-cell table:number-columns-repeated="5"/>
          <table:table-cell table:number-columns-spanned="16" table:number-rows-spanned="1" table:style-name="ce4"/>
          <table:covered-table-cell table:number-columns-repeated="15"/>
          <table:table-cell table:number-columns-spanned="3" table:number-rows-spanned="1" table:style-name="ce4"/>
          <table:covered-table-cell table:number-columns-repeated="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51"/>
        </table:table-row>
        <table:table-row table:style-name="ro1">
          <table:table-cell table:number-columns-spanned="6" table:number-rows-spanned="1" table:style-name="ce4"/>
          <table:covered-table-cell table:number-columns-repeated="5"/>
          <table:table-cell table:number-columns-spanned="16" table:number-rows-spanned="1" table:style-name="ce4"/>
          <table:covered-table-cell table:number-columns-repeated="15"/>
          <table:table-cell table:number-columns-spanned="3" table:number-rows-spanned="1" table:style-name="ce4"/>
          <table:covered-table-cell table:number-columns-repeated="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51"/>
        </table:table-row>
        <table:table-row table:style-name="ro1">
          <table:table-cell table:number-columns-spanned="6" table:number-rows-spanned="1" table:style-name="ce4"/>
          <table:covered-table-cell table:number-columns-repeated="5"/>
          <table:table-cell table:number-columns-spanned="16" table:number-rows-spanned="1" table:style-name="ce4"/>
          <table:covered-table-cell table:number-columns-repeated="15"/>
          <table:table-cell table:number-columns-spanned="3" table:number-rows-spanned="1" table:style-name="ce4"/>
          <table:covered-table-cell table:number-columns-repeated="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51"/>
        </table:table-row>
        <table:table-row table:style-name="ro1">
          <table:table-cell table:number-columns-spanned="6" table:number-rows-spanned="1" table:style-name="ce4"/>
          <table:covered-table-cell table:number-columns-repeated="5"/>
          <table:table-cell table:number-columns-spanned="16" table:number-rows-spanned="1" table:style-name="ce4"/>
          <table:covered-table-cell table:number-columns-repeated="15"/>
          <table:table-cell table:number-columns-spanned="3" table:number-rows-spanned="1" table:style-name="ce4"/>
          <table:covered-table-cell table:number-columns-repeated="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51"/>
        </table:table-row>
        <table:table-row table:style-name="ro1">
          <table:table-cell table:number-columns-spanned="6" table:number-rows-spanned="1" table:style-name="ce4"/>
          <table:covered-table-cell table:number-columns-repeated="5"/>
          <table:table-cell table:number-columns-spanned="16" table:number-rows-spanned="1" table:style-name="ce4"/>
          <table:covered-table-cell table:number-columns-repeated="15"/>
          <table:table-cell table:number-columns-spanned="3" table:number-rows-spanned="1" table:style-name="ce4"/>
          <table:covered-table-cell table:number-columns-repeated="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51"/>
        </table:table-row>
        <table:table-row table:style-name="ro1">
          <table:table-cell table:number-columns-spanned="6" table:number-rows-spanned="1" table:style-name="ce4"/>
          <table:covered-table-cell table:number-columns-repeated="5"/>
          <table:table-cell table:number-columns-spanned="16" table:number-rows-spanned="1" table:style-name="ce4"/>
          <table:covered-table-cell table:number-columns-repeated="15"/>
          <table:table-cell table:number-columns-spanned="3" table:number-rows-spanned="1" table:style-name="ce4"/>
          <table:covered-table-cell table:number-columns-repeated="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5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3" table:style-name="ce16">
            <text:p>Sprints</text:p>
          </table:table-cell>
          <table:table-cell office:value-type="string" table:number-columns-spanned="2" table:number-rows-spanned="3" table:style-name="ce17">
            <text:p>Pontos Fibonacci</text:p>
          </table:table-cell>
          <table:covered-table-cell/>
          <table:table-cell office:value-type="string" table:number-columns-spanned="2" table:number-rows-spanned="3" table:style-name="ce17">
            <text:p>Planejado</text:p>
          </table:table-cell>
          <table:covered-table-cell/>
          <table:table-cell office:value-type="string" table:number-columns-spanned="2" table:number-rows-spanned="3" table:style-name="ce7">
            <text:p>Entregue</text:p>
          </table:table-cell>
          <table:covered-table-cell/>
          <table:table-cell office:value-type="string" table:number-columns-spanned="2" table:number-rows-spanned="3" table:style-name="ce8">
            <text:p>Pendente</text:p>
          </table:table-cell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07" table:formula="of:=SUM([.AB4:.AC40])" table:number-columns-spanned="2" table:number-rows-spanned="1" table:style-name="ce4">
            <text:p>407</text:p>
          </table:table-cell>
          <table:covered-table-cell/>
          <table:table-cell office:value-type="float" office:value="407" table:number-columns-spanned="2" table:number-rows-spanned="1" table:style-name="ce4">
            <text:p>407</text:p>
          </table:table-cell>
          <table:covered-table-cell/>
          <table:table-cell office:value-type="float" office:value="0" table:number-columns-spanned="2" table:number-rows-spanned="1" table:style-name="ce9">
            <text:p>0</text:p>
          </table:table-cell>
          <table:covered-table-cell/>
          <table:table-cell office:value-type="float" office:value="407" table:number-columns-spanned="2" table:number-rows-spanned="1" table:style-name="ce11">
            <text:p>407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2">
            <text:p>SP1</text:p>
          </table:table-cell>
          <table:table-cell office:value-type="float" office:value="50" table:formula="of:=13+8+8+8+13" table:number-columns-spanned="2" table:number-rows-spanned="1" table:style-name="ce4">
            <text:p>50</text:p>
          </table:table-cell>
          <table:covered-table-cell/>
          <table:table-cell office:value-type="float" office:value="50" table:number-columns-spanned="2" table:number-rows-spanned="1" table:style-name="ce4">
            <text:p>50</text:p>
          </table:table-cell>
          <table:covered-table-cell/>
          <table:table-cell office:value-type="float" office:value="50" table:number-columns-spanned="2" table:number-rows-spanned="1" table:style-name="ce9">
            <text:p>50</text:p>
          </table:table-cell>
          <table:covered-table-cell/>
          <table:table-cell office:value-type="float" office:value="0" table:number-columns-spanned="2" table:number-rows-spanned="1" table:style-name="ce11">
            <text:p>0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2">
            <text:p>SP2</text:p>
          </table:table-cell>
          <table:table-cell office:value-type="float" office:value="208" table:formula="of:=407-50-149" table:number-columns-spanned="2" table:number-rows-spanned="1" table:style-name="ce4">
            <text:p>208</text:p>
          </table:table-cell>
          <table:covered-table-cell/>
          <table:table-cell office:value-type="float" office:value="208" table:number-columns-spanned="2" table:number-rows-spanned="1" table:style-name="ce4">
            <text:p>208</text:p>
          </table:table-cell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75"/>
        </table:table-row>
        <table:table-row table:style-name="ro1">
          <table:table-cell office:value-type="string" table:style-name="ce2">
            <text:p>SP3</text:p>
          </table:table-cell>
          <table:table-cell office:value-type="float" office:value="149" table:formula="of:=13+13+13+13+21+13+13+5+8+8+8+21" table:number-columns-spanned="2" table:number-rows-spanned="1" table:style-name="ce4">
            <text:p>149</text:p>
          </table:table-cell>
          <table:covered-table-cell/>
          <table:table-cell office:value-type="float" office:value="149" table:number-columns-spanned="2" table:number-rows-spanned="1" table:style-name="ce4">
            <text:p>149</text:p>
          </table:table-cell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75"/>
        </table:table-row>
        <table:table-row table:style-name="ro1">
          <table:table-cell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75"/>
        </table:table-row>
        <table:table-row table:style-name="ro1">
          <table:table-cell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75"/>
        </table:table-row>
        <table:table-row table:style-name="ro1">
          <table:table-cell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75"/>
        </table:table-row>
        <table:table-row table:style-name="ro1">
          <table:table-cell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75"/>
        </table:table-row>
        <table:table-row table:style-name="ro1">
          <table:table-cell table:style-name="ce1"/>
          <table:table-cell table:number-columns-spanned="2" table:number-rows-spanned="1" table:style-name="ce15"/>
          <table:covered-table-cell/>
          <table:table-cell table:number-columns-repeated="16381" table:style-name="ce1"/>
        </table:table-row>
        <table:table-row table:number-rows-repeated="1048515" table:style-name="ro1">
          <table:table-cell table:number-columns-repeated="16384"/>
        </table:table-row>
      </table:table>
      <table:database-ranges>
        <table:database-range table:target-range-address="Planilha1.A3:Planilha1.AG4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0-01T17:21:31Z</meta:creation-date>
    <dc:date>2025-10-02T18:36:19Z</dc:date>
  </office:meta>
</office:document-meta>
</file>